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9pt" style:use-optimal-column-width="true"/>
    </style:style>
    <style:style style:name="ACOL-2" style:family="table-column">
      <style:table-column-properties style:column-width="63.75pt" style:use-optimal-column-width="true"/>
    </style:style>
    <style:style style:name="ACOL-3" style:family="table-column">
      <style:table-column-properties style:column-width="108.75pt" style:use-optimal-column-width="true"/>
    </style:style>
    <style:style style:name="ACOL-4" style:family="table-column">
      <style:table-column-properties style:column-width="52.5pt" style:use-optimal-column-width="true"/>
    </style:style>
    <style:style style:name="ACOL-5" style:family="table-column">
      <style:table-column-properties style:column-width="135.75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fmax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48"/>
        <table:table-row table:style-name="AROW-0">
          <table:table-cell table:style-name="Gnumeric-default" office:value-type="string">
            <text:p>f(MAX)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OSC_50_B3B</text:p>
          </table:table-cell>
          <table:table-cell table:style-name="Gnumeric-default" office:value-type="string">
            <text:p>altera_reserved_tck</text:p>
          </table:table-cell>
          <table:table-cell table:style-name="Gnumeric-default" office:value-type="string">
            <text:p>soc|pll_0|altera_pll_i|general[0].gpll~PLL_OUTPUT_COUNTER|divclk</text:p>
          </table:table-cell>
          <table:table-cell table:style-name="Gnumeric-default" office:value-type="string">
            <text:p>f(MAX) Geomean</text:p>
          </table:table-cell>
          <table:table-cell table:style-name="Gnumeric-default"/>
          <table:table-cell table:style-name="ACE-1"/>
          <table:table-cell table:style-name="ACE-1" office:value-type="string">
            <text:p>f(MAX)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string">
            <text:p>199.08 MHz</text:p>
          </table:table-cell>
          <table:table-cell table:style-name="Gnumeric-default" office:value-type="string">
            <text:p>83.23 MHz</text:p>
          </table:table-cell>
          <table:table-cell table:style-name="Gnumeric-default" office:value-type="string">
            <text:p>79.5 MHz</text:p>
          </table:table-cell>
          <table:table-cell table:style-name="Gnumeric-default" office:value-type="string">
            <text:p>109.620 MHz</text:p>
          </table:table-cell>
          <table:table-cell table:style-name="Gnumeric-default"/>
          <table:table-cell table:style-name="ACE-1" table:formula="of:=LEFT([.D3];5)" office:value-type="string" office:string-value="79.5 ">
            <text:p>79.5 </text:p>
          </table:table-cell>
          <table:table-cell table:style-name="ACE-1" table:formula="of:=VALUE([.G3])" office:value-type="float" office:value="79.5">
            <text:p>79.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string">
            <text:p>208.94 MHz</text:p>
          </table:table-cell>
          <table:table-cell table:style-name="Gnumeric-default" office:value-type="string">
            <text:p>83.52 MHz</text:p>
          </table:table-cell>
          <table:table-cell table:style-name="Gnumeric-default" office:value-type="string">
            <text:p>78.24 MHz</text:p>
          </table:table-cell>
          <table:table-cell table:style-name="Gnumeric-default" office:value-type="string">
            <text:p>110.938 MHz</text:p>
          </table:table-cell>
          <table:table-cell table:style-name="Gnumeric-default"/>
          <table:table-cell table:style-name="ACE-1" table:formula="of:=LEFT([.D4];6)" office:value-type="string" office:string-value="78.24 ">
            <text:p>78.24 </text:p>
          </table:table-cell>
          <table:table-cell table:style-name="ACE-1" table:formula="of:=VALUE([.G4])" office:value-type="float" office:value="78.239999999999995">
            <text:p>78.2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string">
            <text:p>208.2 MHz</text:p>
          </table:table-cell>
          <table:table-cell table:style-name="Gnumeric-default" office:value-type="string">
            <text:p>93.85 MHz</text:p>
          </table:table-cell>
          <table:table-cell table:style-name="Gnumeric-default" office:value-type="string">
            <text:p>80.44 MHz</text:p>
          </table:table-cell>
          <table:table-cell table:style-name="Gnumeric-default" office:value-type="string">
            <text:p>116.269 MHz</text:p>
          </table:table-cell>
          <table:table-cell table:style-name="Gnumeric-default"/>
          <table:table-cell table:style-name="ACE-1" table:formula="of:=LEFT([.D5];6)" office:value-type="string" office:string-value="80.44 ">
            <text:p>80.44 </text:p>
          </table:table-cell>
          <table:table-cell table:style-name="ACE-1" table:formula="of:=VALUE([.G5])" office:value-type="float" office:value="80.439999999999998">
            <text:p>80.4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string">
            <text:p>185.29 MHz</text:p>
          </table:table-cell>
          <table:table-cell table:style-name="Gnumeric-default" office:value-type="string">
            <text:p>76.35 MHz</text:p>
          </table:table-cell>
          <table:table-cell table:style-name="Gnumeric-default" office:value-type="string">
            <text:p>82.37 MHz</text:p>
          </table:table-cell>
          <table:table-cell table:style-name="Gnumeric-default" office:value-type="string">
            <text:p>105.231 MHz</text:p>
          </table:table-cell>
          <table:table-cell table:style-name="Gnumeric-default"/>
          <table:table-cell table:style-name="ACE-1" table:formula="of:=LEFT([.D6];6)" office:value-type="string" office:string-value="82.37 ">
            <text:p>82.37 </text:p>
          </table:table-cell>
          <table:table-cell table:style-name="ACE-1" table:formula="of:=VALUE([.G6])" office:value-type="float" office:value="82.370000000000005">
            <text:p>82.3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string">
            <text:p>192.27 MHz</text:p>
          </table:table-cell>
          <table:table-cell table:style-name="Gnumeric-default" office:value-type="string">
            <text:p>82.52 MHz</text:p>
          </table:table-cell>
          <table:table-cell table:style-name="Gnumeric-default" office:value-type="string">
            <text:p>80.26 MHz</text:p>
          </table:table-cell>
          <table:table-cell table:style-name="Gnumeric-default" office:value-type="string">
            <text:p>108.390 MHz</text:p>
          </table:table-cell>
          <table:table-cell table:style-name="Gnumeric-default"/>
          <table:table-cell table:style-name="ACE-1" table:formula="of:=LEFT([.D7];6)" office:value-type="string" office:string-value="80.26 ">
            <text:p>80.26 </text:p>
          </table:table-cell>
          <table:table-cell table:style-name="ACE-1" table:formula="of:=VALUE([.G7])" office:value-type="float" office:value="80.260000000000005">
            <text:p>80.2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string">
            <text:p>185.05 MHz</text:p>
          </table:table-cell>
          <table:table-cell table:style-name="Gnumeric-default" office:value-type="string">
            <text:p>89.71 MHz</text:p>
          </table:table-cell>
          <table:table-cell table:style-name="Gnumeric-default" office:value-type="string">
            <text:p>76.16 MHz</text:p>
          </table:table-cell>
          <table:table-cell table:style-name="Gnumeric-default" office:value-type="string">
            <text:p>108.132 MHz</text:p>
          </table:table-cell>
          <table:table-cell table:style-name="Gnumeric-default"/>
          <table:table-cell table:style-name="ACE-1" table:formula="of:=LEFT([.D8];6)" office:value-type="string" office:string-value="76.16 ">
            <text:p>76.16 </text:p>
          </table:table-cell>
          <table:table-cell table:style-name="ACE-1" table:formula="of:=VALUE([.G8])" office:value-type="float" office:value="76.159999999999997">
            <text:p>76.1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string">
            <text:p>211.19 MHz</text:p>
          </table:table-cell>
          <table:table-cell table:style-name="Gnumeric-default" office:value-type="string">
            <text:p>95.12 MHz</text:p>
          </table:table-cell>
          <table:table-cell table:style-name="Gnumeric-default" office:value-type="string">
            <text:p>82.61 MHz</text:p>
          </table:table-cell>
          <table:table-cell table:style-name="Gnumeric-default" office:value-type="string">
            <text:p>118.393 MHz</text:p>
          </table:table-cell>
          <table:table-cell table:style-name="Gnumeric-default"/>
          <table:table-cell table:style-name="ACE-1" table:formula="of:=LEFT([.D9];6)" office:value-type="string" office:string-value="82.61 ">
            <text:p>82.61 </text:p>
          </table:table-cell>
          <table:table-cell table:style-name="ACE-1" table:formula="of:=VALUE([.G9])" office:value-type="float" office:value="82.609999999999999">
            <text:p>82.6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string">
            <text:p>194.1 MHz</text:p>
          </table:table-cell>
          <table:table-cell table:style-name="Gnumeric-default" office:value-type="string">
            <text:p>91.48 MHz</text:p>
          </table:table-cell>
          <table:table-cell table:style-name="Gnumeric-default" office:value-type="string">
            <text:p>81.57 MHz</text:p>
          </table:table-cell>
          <table:table-cell table:style-name="Gnumeric-default" office:value-type="string">
            <text:p>113.143 MHz</text:p>
          </table:table-cell>
          <table:table-cell table:style-name="Gnumeric-default"/>
          <table:table-cell table:style-name="ACE-1" table:formula="of:=LEFT([.D10];6)" office:value-type="string" office:string-value="81.57 ">
            <text:p>81.57 </text:p>
          </table:table-cell>
          <table:table-cell table:style-name="ACE-1" table:formula="of:=VALUE([.G10])" office:value-type="float" office:value="81.569999999999993">
            <text:p>81.5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string">
            <text:p>186.39 MHz</text:p>
          </table:table-cell>
          <table:table-cell table:style-name="Gnumeric-default" office:value-type="string">
            <text:p>99.2 MHz</text:p>
          </table:table-cell>
          <table:table-cell table:style-name="Gnumeric-default" office:value-type="string">
            <text:p>77.27 MHz</text:p>
          </table:table-cell>
          <table:table-cell table:style-name="Gnumeric-default" office:value-type="string">
            <text:p>112.629 MHz</text:p>
          </table:table-cell>
          <table:table-cell table:style-name="Gnumeric-default"/>
          <table:table-cell table:style-name="ACE-1" table:formula="of:=LEFT([.D11];6)" office:value-type="string" office:string-value="77.27 ">
            <text:p>77.27 </text:p>
          </table:table-cell>
          <table:table-cell table:style-name="ACE-1" table:formula="of:=VALUE([.G11])" office:value-type="float" office:value="77.269999999999996">
            <text:p>77.2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string">
            <text:p>204.62 MHz</text:p>
          </table:table-cell>
          <table:table-cell table:style-name="Gnumeric-default" office:value-type="string">
            <text:p>94.98 MHz</text:p>
          </table:table-cell>
          <table:table-cell table:style-name="Gnumeric-default" office:value-type="string">
            <text:p>78.21 MHz</text:p>
          </table:table-cell>
          <table:table-cell table:style-name="Gnumeric-default" office:value-type="string">
            <text:p>114.978 MHz</text:p>
          </table:table-cell>
          <table:table-cell table:style-name="Gnumeric-default"/>
          <table:table-cell table:style-name="ACE-1" table:formula="of:=LEFT([.D12];6)" office:value-type="string" office:string-value="78.21 ">
            <text:p>78.21 </text:p>
          </table:table-cell>
          <table:table-cell table:style-name="ACE-1" table:formula="of:=VALUE([.G12])" office:value-type="float" office:value="78.209999999999994">
            <text:p>78.2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string">
            <text:p>206.31 MHz</text:p>
          </table:table-cell>
          <table:table-cell table:style-name="Gnumeric-default" office:value-type="string">
            <text:p>85.39 MHz</text:p>
          </table:table-cell>
          <table:table-cell table:style-name="Gnumeric-default" office:value-type="string">
            <text:p>79.42 MHz</text:p>
          </table:table-cell>
          <table:table-cell table:style-name="Gnumeric-default" office:value-type="string">
            <text:p>111.846 MHz</text:p>
          </table:table-cell>
          <table:table-cell table:style-name="Gnumeric-default"/>
          <table:table-cell table:style-name="ACE-1" table:formula="of:=LEFT([.D13];6)" office:value-type="string" office:string-value="79.42 ">
            <text:p>79.42 </text:p>
          </table:table-cell>
          <table:table-cell table:style-name="ACE-1" table:formula="of:=VALUE([.G13])" office:value-type="float" office:value="79.420000000000002">
            <text:p>79.4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string">
            <text:p>189.57 MHz</text:p>
          </table:table-cell>
          <table:table-cell table:style-name="Gnumeric-default" office:value-type="string">
            <text:p>76.76 MHz</text:p>
          </table:table-cell>
          <table:table-cell table:style-name="Gnumeric-default" office:value-type="string">
            <text:p>81.75 MHz</text:p>
          </table:table-cell>
          <table:table-cell table:style-name="Gnumeric-default" office:value-type="string">
            <text:p>105.957 MHz</text:p>
          </table:table-cell>
          <table:table-cell table:style-name="Gnumeric-default"/>
          <table:table-cell table:style-name="ACE-1" table:formula="of:=LEFT([.D14];6)" office:value-type="string" office:string-value="81.75 ">
            <text:p>81.75 </text:p>
          </table:table-cell>
          <table:table-cell table:style-name="ACE-1" table:formula="of:=VALUE([.G14])" office:value-type="float" office:value="81.75">
            <text:p>81.7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string">
            <text:p>177.9 MHz</text:p>
          </table:table-cell>
          <table:table-cell table:style-name="Gnumeric-default" office:value-type="string">
            <text:p>74.69 MHz</text:p>
          </table:table-cell>
          <table:table-cell table:style-name="Gnumeric-default" office:value-type="string">
            <text:p>79.73 MHz</text:p>
          </table:table-cell>
          <table:table-cell table:style-name="Gnumeric-default" office:value-type="string">
            <text:p>101.942 MHz</text:p>
          </table:table-cell>
          <table:table-cell table:style-name="Gnumeric-default"/>
          <table:table-cell table:style-name="ACE-1" table:formula="of:=LEFT([.D15];6)" office:value-type="string" office:string-value="79.73 ">
            <text:p>79.73 </text:p>
          </table:table-cell>
          <table:table-cell table:style-name="ACE-1" table:formula="of:=VALUE([.G15])" office:value-type="float" office:value="79.730000000000004">
            <text:p>79.7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string">
            <text:p>213.36 MHz</text:p>
          </table:table-cell>
          <table:table-cell table:style-name="Gnumeric-default" office:value-type="string">
            <text:p>92.57 MHz</text:p>
          </table:table-cell>
          <table:table-cell table:style-name="Gnumeric-default" office:value-type="string">
            <text:p>77.24 MHz</text:p>
          </table:table-cell>
          <table:table-cell table:style-name="Gnumeric-default" office:value-type="string">
            <text:p>115.118 MHz</text:p>
          </table:table-cell>
          <table:table-cell table:style-name="Gnumeric-default"/>
          <table:table-cell table:style-name="ACE-1" table:formula="of:=LEFT([.D16];6)" office:value-type="string" office:string-value="77.24 ">
            <text:p>77.24 </text:p>
          </table:table-cell>
          <table:table-cell table:style-name="ACE-1" table:formula="of:=VALUE([.G16])" office:value-type="float" office:value="77.239999999999995">
            <text:p>77.2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string">
            <text:p>204.29 MHz</text:p>
          </table:table-cell>
          <table:table-cell table:style-name="Gnumeric-default" office:value-type="string">
            <text:p>100.43 MHz</text:p>
          </table:table-cell>
          <table:table-cell table:style-name="Gnumeric-default" office:value-type="string">
            <text:p>81.24 MHz</text:p>
          </table:table-cell>
          <table:table-cell table:style-name="Gnumeric-default" office:value-type="string">
            <text:p>118.566 MHz</text:p>
          </table:table-cell>
          <table:table-cell table:style-name="Gnumeric-default"/>
          <table:table-cell table:style-name="ACE-1" table:formula="of:=LEFT([.D17];6)" office:value-type="string" office:string-value="81.24 ">
            <text:p>81.24 </text:p>
          </table:table-cell>
          <table:table-cell table:style-name="ACE-1" table:formula="of:=VALUE([.G17])" office:value-type="float" office:value="81.239999999999995">
            <text:p>81.2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string">
            <text:p>197.04 MHz</text:p>
          </table:table-cell>
          <table:table-cell table:style-name="Gnumeric-default" office:value-type="string">
            <text:p>84.64 MHz</text:p>
          </table:table-cell>
          <table:table-cell table:style-name="Gnumeric-default" office:value-type="string">
            <text:p>79.35 MHz</text:p>
          </table:table-cell>
          <table:table-cell table:style-name="Gnumeric-default" office:value-type="string">
            <text:p>109.789 MHz</text:p>
          </table:table-cell>
          <table:table-cell table:style-name="Gnumeric-default"/>
          <table:table-cell table:style-name="ACE-1" table:formula="of:=LEFT([.D18];6)" office:value-type="string" office:string-value="79.35 ">
            <text:p>79.35 </text:p>
          </table:table-cell>
          <table:table-cell table:style-name="ACE-1" table:formula="of:=VALUE([.G18])" office:value-type="float" office:value="79.349999999999994">
            <text:p>79.35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" table:style-name="Gnumeric-default"/>
          <table:table-cell table:style-name="ACE-1"/>
          <table:table-cell table:style-name="ACE-2" table:formula="of:=AVERAGE([.H3:.H18])" office:value-type="float" office:value="79.709999999999994">
            <text:p>79.71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" table:style-name="Gnumeric-default"/>
          <table:table-cell table:style-name="ACE-1"/>
          <table:table-cell table:style-name="ACE-2" table:formula="of:=STDEV([.H3:.H18])" office:value-type="float" office:value="1.9254298221436184">
            <text:p>1.9254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Simulation Summary</text:p>
          </table:table-cell>
          <table:table-cell table:number-columns-repeated="3" table:style-name="ACE-1"/>
          <table:table-cell table:style-name="ACE-2"/>
          <table:table-cell table:number-columns-repeated="3" table:style-name="ACE-1"/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Execution</text:p>
          </table:table-cell>
          <table:table-cell table:style-name="ACE-1" office:value-type="string">
            <text:p>Duration</text:p>
          </table:table-cell>
          <table:table-cell table:style-name="ACE-1"/>
          <table:table-cell table:style-name="ACE-1" office:value-type="string">
            <text:p>Time (s)</text:p>
          </table:table-cell>
          <table:table-cell table:style-name="ACE-1" office:value-type="string">
            <text:p>Clock cycles</text:p>
          </table:table-cell>
          <table:table-cell table:style-name="ACE-1" office:value-type="string">
            <text:p>Synth time (s)</text:p>
          </table:table-cell>
          <table:table-cell table:style-name="ACE-1" office:value-type="string">
            <text:p>Advantage</text:p>
          </table:table-cell>
          <table:table-cell table:style-name="ACE-1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014</text:p>
          </table:table-cell>
          <table:table-cell table:style-name="ACE-1" table:formula="of:=[.B23]*60+[.C23]" office:value-type="float" office:value="91.013999999999996">
            <text:p>91.014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3]/([.H3]*10^6)" office:value-type="float" office:value="13.506186452830189">
            <text:p>13.506186452830189</text:p>
          </table:table-cell>
          <table:table-cell table:style-name="ACE-1" table:formula="of:=[.D23]/[.F23]" office:value-type="float" office:value="6.7386897343571199">
            <text:p>6.73869</text:p>
          </table:table-cell>
          <table:table-cell table:style-name="ACE-1" table:formula="of:=([.E23]/[.D23])/10^6" office:value-type="float" office:value="11.797545685279189">
            <text:p>11.79754568527919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202</text:p>
          </table:table-cell>
          <table:table-cell table:style-name="ACE-1" table:formula="of:=[.B24]*60+[.C24]" office:value-type="float" office:value="91.201999999999998">
            <text:p>91.202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4]/([.H4]*10^6)" office:value-type="float" office:value="13.723694056748466">
            <text:p>13.723694056748466</text:p>
          </table:table-cell>
          <table:table-cell table:style-name="ACE-1" table:formula="of:=[.D24]/[.F24]" office:value-type="float" office:value="6.6455867948435126">
            <text:p>6.645587</text:p>
          </table:table-cell>
          <table:table-cell table:style-name="ACE-1" table:formula="of:=([.E24]/[.D24])/10^6" office:value-type="float" office:value="11.773226716519375">
            <text:p>11.773226716519375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034</text:p>
          </table:table-cell>
          <table:table-cell table:style-name="ACE-1" table:formula="of:=[.B25]*60+[.C25]" office:value-type="float" office:value="91.033999999999992">
            <text:p>91.03399999999999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5]/([.H5]*10^6)" office:value-type="float" office:value="13.348356824962705">
            <text:p>13.348356824962705</text:p>
          </table:table-cell>
          <table:table-cell table:style-name="ACE-1" table:formula="of:=[.D25]/[.F25]" office:value-type="float" office:value="6.8198656354284521">
            <text:p>6.819866</text:p>
          </table:table-cell>
          <table:table-cell table:style-name="ACE-1" table:formula="of:=([.E25]/[.D25])/10^6" office:value-type="float" office:value="11.794953786497354">
            <text:p>11.794953786497354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129</text:p>
          </table:table-cell>
          <table:table-cell table:style-name="ACE-1" table:formula="of:=[.B26]*60+[.C26]" office:value-type="float" office:value="91.129000000000005">
            <text:p>91.129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6]/([.H6]*10^6)" office:value-type="float" office:value="13.035593334952045">
            <text:p>13.035593334952045</text:p>
          </table:table-cell>
          <table:table-cell table:style-name="ACE-1" table:formula="of:=[.D26]/[.F26]" office:value-type="float" office:value="6.9907826715994474">
            <text:p>6.990783</text:p>
          </table:table-cell>
          <table:table-cell table:style-name="ACE-1" table:formula="of:=([.E26]/[.D26])/10^6" office:value-type="float" office:value="11.782657803772674">
            <text:p>11.782657803772674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0.876</text:p>
          </table:table-cell>
          <table:table-cell table:style-name="ACE-1" table:formula="of:=[.B27]*60+[.C27]" office:value-type="float" office:value="90.876000000000005">
            <text:p>90.876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7]/([.H7]*10^6)" office:value-type="float" office:value="13.378293334163967">
            <text:p>13.378293334163967</text:p>
          </table:table-cell>
          <table:table-cell table:style-name="ACE-1" table:formula="of:=[.D27]/[.F27]" office:value-type="float" office:value="6.7927946958623782">
            <text:p>6.792795</text:p>
          </table:table-cell>
          <table:table-cell table:style-name="ACE-1" table:formula="of:=([.E27]/[.D27])/10^6" office:value-type="float" office:value="11.815460880760597">
            <text:p>11.815460880760597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295</text:p>
          </table:table-cell>
          <table:table-cell table:style-name="ACE-1" table:formula="of:=[.B28]*60+[.C28]" office:value-type="float" office:value="91.295000000000002">
            <text:p>91.295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8]/([.H8]*10^6)" office:value-type="float" office:value="14.098500827205882">
            <text:p>14.098500827205882</text:p>
          </table:table-cell>
          <table:table-cell table:style-name="ACE-1" table:formula="of:=[.D28]/[.F28]" office:value-type="float" office:value="6.4755111993062417">
            <text:p>6.475511</text:p>
          </table:table-cell>
          <table:table-cell table:style-name="ACE-1" table:formula="of:=([.E28]/[.D28])/10^6" office:value-type="float" office:value="11.761233616298812">
            <text:p>11.76123361629881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020</text:p>
          </table:table-cell>
          <table:table-cell table:style-name="ACE-1" table:formula="of:=[.B29]*60+[.C29]" office:value-type="float" office:value="91.019999999999996">
            <text:p>91.02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29]/([.H9]*10^6)" office:value-type="float" office:value="12.997722103861518">
            <text:p>12.997722103861518</text:p>
          </table:table-cell>
          <table:table-cell table:style-name="ACE-1" table:formula="of:=[.D29]/[.F29]" office:value-type="float" office:value="7.0027655055772184">
            <text:p>7.002766</text:p>
          </table:table-cell>
          <table:table-cell table:style-name="ACE-1" table:formula="of:=([.E29]/[.D29])/10^6" office:value-type="float" office:value="11.796767996044826">
            <text:p>11.796767996044826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0.945</text:p>
          </table:table-cell>
          <table:table-cell table:style-name="ACE-1" table:formula="of:=[.B30]*60+[.C30]" office:value-type="float" office:value="90.944999999999993">
            <text:p>90.945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0]/([.H10]*10^6)" office:value-type="float" office:value="13.163440272158882">
            <text:p>13.163440272158882</text:p>
          </table:table-cell>
          <table:table-cell table:style-name="ACE-1" table:formula="of:=[.D30]/[.F30]" office:value-type="float" office:value="6.9089081668377927">
            <text:p>6.908908</text:p>
          </table:table-cell>
          <table:table-cell table:style-name="ACE-1" table:formula="of:=([.E30]/[.D30])/10^6" office:value-type="float" office:value="11.80649648688768">
            <text:p>11.8064964868876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048</text:p>
          </table:table-cell>
          <table:table-cell table:style-name="ACE-1" table:formula="of:=[.B31]*60+[.C31]" office:value-type="float" office:value="91.048000000000002">
            <text:p>91.048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1]/([.H11]*10^6)" office:value-type="float" office:value="13.895972861395109">
            <text:p>13.895972861395109</text:p>
          </table:table-cell>
          <table:table-cell table:style-name="ACE-1" table:formula="of:=[.D31]/[.F31]" office:value-type="float" office:value="6.5521141202674373">
            <text:p>6.552114</text:p>
          </table:table-cell>
          <table:table-cell table:style-name="ACE-1" table:formula="of:=([.E31]/[.D31])/10^6" office:value-type="float" office:value="11.793140134873912">
            <text:p>11.79314013487391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219</text:p>
          </table:table-cell>
          <table:table-cell table:style-name="ACE-1" table:formula="of:=[.B32]*60+[.C32]" office:value-type="float" office:value="91.218999999999994">
            <text:p>91.219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2]/([.H12]*10^6)" office:value-type="float" office:value="13.728958227848102">
            <text:p>13.728958227848102</text:p>
          </table:table-cell>
          <table:table-cell table:style-name="ACE-1" table:formula="of:=[.D32]/[.F32]" office:value-type="float" office:value="6.6442768989543213">
            <text:p>6.644277</text:p>
          </table:table-cell>
          <table:table-cell table:style-name="ACE-1" table:formula="of:=([.E32]/[.D32])/10^6" office:value-type="float" office:value="11.771032602856861">
            <text:p>11.77103260285686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0.830</text:p>
          </table:table-cell>
          <table:table-cell table:style-name="ACE-1" table:formula="of:=[.B33]*60+[.C33]" office:value-type="float" office:value="90.829999999999998">
            <text:p>90.83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3]/([.H13]*10^6)" office:value-type="float" office:value="13.519791274238226">
            <text:p>13.519791274238226</text:p>
          </table:table-cell>
          <table:table-cell table:style-name="ACE-1" table:formula="of:=[.D33]/[.F33]" office:value-type="float" office:value="6.7182989853604687">
            <text:p>6.718299</text:p>
          </table:table-cell>
          <table:table-cell table:style-name="ACE-1" table:formula="of:=([.E33]/[.D33])/10^6" office:value-type="float" office:value="11.821444709897611">
            <text:p>11.8214447098976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123</text:p>
          </table:table-cell>
          <table:table-cell table:style-name="ACE-1" table:formula="of:=[.B34]*60+[.C34]" office:value-type="float" office:value="91.123000000000005">
            <text:p>91.123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4]/([.H14]*10^6)" office:value-type="float" office:value="13.134456550458715">
            <text:p>13.134456550458715</text:p>
          </table:table-cell>
          <table:table-cell table:style-name="ACE-1" table:formula="of:=[.D34]/[.F34]" office:value-type="float" office:value="6.9377061509878439">
            <text:p>6.937706</text:p>
          </table:table-cell>
          <table:table-cell table:style-name="ACE-1" table:formula="of:=([.E34]/[.D34])/10^6" office:value-type="float" office:value="11.783433633659998">
            <text:p>11.78343363365999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0.902</text:p>
          </table:table-cell>
          <table:table-cell table:style-name="ACE-1" table:formula="of:=[.B35]*60+[.C35]" office:value-type="float" office:value="90.902000000000001">
            <text:p>90.902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5]/([.H15]*10^6)" office:value-type="float" office:value="13.467224670763828">
            <text:p>13.467224670763828</text:p>
          </table:table-cell>
          <table:table-cell table:style-name="ACE-1" table:formula="of:=[.D35]/[.F35]" office:value-type="float" office:value="6.7498688276390251">
            <text:p>6.749869</text:p>
          </table:table-cell>
          <table:table-cell table:style-name="ACE-1" table:formula="of:=([.E35]/[.D35])/10^6" office:value-type="float" office:value="11.812081395348837">
            <text:p>11.812081395348837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226</text:p>
          </table:table-cell>
          <table:table-cell table:style-name="ACE-1" table:formula="of:=[.B36]*60+[.C36]" office:value-type="float" office:value="91.225999999999999">
            <text:p>91.226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6]/([.H16]*10^6)" office:value-type="float" office:value="13.90137005437597">
            <text:p>13.90137005437597</text:p>
          </table:table-cell>
          <table:table-cell table:style-name="ACE-1" table:formula="of:=[.D36]/[.F36]" office:value-type="float" office:value="6.5623747618518538">
            <text:p>6.562375</text:p>
          </table:table-cell>
          <table:table-cell table:style-name="ACE-1" table:formula="of:=([.E36]/[.D36])/10^6" office:value-type="float" office:value="11.770129381974437">
            <text:p>11.770129381974437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045</text:p>
          </table:table-cell>
          <table:table-cell table:style-name="ACE-1" table:formula="of:=[.B37]*60+[.C37]" office:value-type="float" office:value="91.045000000000002">
            <text:p>91.045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7]/([.H17]*10^6)" office:value-type="float" office:value="13.216910672082719">
            <text:p>13.216910672082719</text:p>
          </table:table-cell>
          <table:table-cell table:style-name="ACE-1" table:formula="of:=[.D37]/[.F37]" office:value-type="float" office:value="6.8885235180040105">
            <text:p>6.888524</text:p>
          </table:table-cell>
          <table:table-cell table:style-name="ACE-1" table:formula="of:=([.E37]/[.D37])/10^6" office:value-type="float" office:value="11.79352872755231">
            <text:p>11.7935287275523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31.146</text:p>
          </table:table-cell>
          <table:table-cell table:style-name="ACE-1" table:formula="of:=[.B38]*60+[.C38]" office:value-type="float" office:value="91.146000000000001">
            <text:p>91.146</text:p>
          </table:table-cell>
          <table:table-cell table:style-name="ACE-1" office:value-type="float" office:value="1073741823">
            <text:p>1073741823</text:p>
          </table:table-cell>
          <table:table-cell table:style-name="ACE-1" table:formula="of:=[.E38]/([.H18]*10^6)" office:value-type="float" office:value="13.531717996219282">
            <text:p>13.531717996219282</text:p>
          </table:table-cell>
          <table:table-cell table:style-name="ACE-1" table:formula="of:=[.D38]/[.F38]" office:value-type="float" office:value="6.7357300843444934">
            <text:p>6.73573</text:p>
          </table:table-cell>
          <table:table-cell table:style-name="ACE-1" table:formula="of:=([.E38]/[.D38])/10^6" office:value-type="float" office:value="11.780460173787111">
            <text:p>11.78046017378711</text:p>
          </table:table-cell>
          <table:table-cell table:number-columns-repeated="248" table:style-name="Gnumeric-default"/>
        </table:table-row>
        <table:table-row table:style-name="AROW-1">
          <table:table-cell table:style-name="ACE-1"/>
          <table:table-cell table:style-name="ACE-3"/>
          <table:table-cell table:style-name="ACE-1"/>
          <table:table-cell table:style-name="ACE-2" table:formula="of:=AVERAGE([.D23:.D38])" office:value-type="float" office:value="91.065875000000005">
            <text:p>91.065875</text:p>
          </table:table-cell>
          <table:table-cell table:style-name="ACE-4"/>
          <table:table-cell table:style-name="ACE-2" table:formula="of:=AVERAGE([.F23:.F38])" office:value-type="float" office:value="13.4780118446416">
            <text:p>13.4780118446416</text:p>
          </table:table-cell>
          <table:table-cell table:style-name="ACE-2" table:formula="of:=AVERAGE([.G23:.G38])" office:value-type="float" office:value="6.7602373594513514">
            <text:p>6.76024</text:p>
          </table:table-cell>
          <table:table-cell table:style-name="ACE-2" table:formula="of:=AVERAGE([.H23:.H38])" office:value-type="float" office:value="11.790849608250724">
            <text:p>11.790849608250724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ACE-1"/>
          <table:table-cell table:style-name="ACE-2" table:formula="of:=STDEV([.D23:.D38])" office:value-type="float" office:value="0.13503228009134235">
            <text:p>0.13503228009134235</text:p>
          </table:table-cell>
          <table:table-cell table:style-name="ACE-1"/>
          <table:table-cell table:style-name="ACE-2" table:formula="of:=STDEV([.F23:.F38])" office:value-type="float" office:value="0.32722367043881734">
            <text:p>0.32722367043882</text:p>
          </table:table-cell>
          <table:table-cell table:style-name="ACE-2" table:formula="of:=STDEV([.G23:.G38])" office:value-type="float" office:value="0.15910138710623714">
            <text:p>0.1591</text:p>
          </table:table-cell>
          <table:table-cell table:style-name="ACE-2" table:formula="of:=STDEV([.H23:.H38])" office:value-type="float" office:value="0.017485764242522527">
            <text:p>0.017485764242522527</text:p>
          </table:table-cell>
          <table:table-cell table:number-columns-repeated="248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Print_Area" table:expression="of:=#REF!" table:base-cell-address="$'report_fmax.csv'.$A$1"/>
          <table:named-expression table:name="Sheet_Title" table:expression="of:=&quot;report_fmax.csv&quot;" table:base-cell-address="$'report_fmax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fmax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7T14:58:03Z</dc:date>
    <meta:creation-date>2020-05-07T14:57:23Z</meta:creation-date>
    <meta:generator>gnumeric/1.12.35</meta:generator>
  </office:meta>
</office:document-meta>
</file>